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ru" fo:country="RU"/>
    </style:style>
    <style:style style:name="P3" style:parent-style-name="Normal" style:family="paragraph">
      <style:text-properties fo:language="ru" fo:country="RU"/>
    </style:style>
    <style:style style:name="P4" style:parent-style-name="Normal" style:family="paragraph">
      <style:text-properties fo:language="ru" fo:country="RU"/>
    </style:style>
    <style:style style:name="P5" style:parent-style-name="Normal" style:family="paragraph">
      <style:text-properties fo:language="ru" fo:country="RU"/>
    </style:style>
    <style:style style:name="P6" style:parent-style-name="Normal" style:family="paragraph">
      <style:text-properties fo:language="ru" fo:country="RU"/>
    </style:style>
    <style:style style:name="T7" style:parent-style-name="DefaultParagraphFont" style:family="text">
      <style:text-properties fo:language="ru" fo:country="RU"/>
    </style:style>
    <style:style style:name="T8" style:parent-style-name="DefaultParagraphFont" style:family="text">
      <style:text-properties fo:language="ru" fo:country="RU"/>
    </style:style>
  </office:automatic-styles>
  <office:body>
    <office:text text:use-soft-page-breaks="true">
      <text:p text:style-name="P1"># Анализ и моделирование эффективности химических соединений</text:p>
      <text:p text:style-name="Normal"/>
      <text:p text:style-name="Normal">## 1. Постановка задачи</text:p>
      <text:p text:style-name="Normal"/>
      <text:p text:style-name="Normal">Цель работы — построить модели машинного обучения для оценки эффективности химических соединений против вируса гриппа.</text:p>
      <text:p text:style-name="Normal"/>
      <text:p text:style-name="Normal">Необходимо решить следующие задачи:</text:p>
      <text:p text:style-name="Normal">- регрессия:</text:p>
      <text:p text:style-name="Normal"><text:s text:c="2"/>- прогноз IC50</text:p>
      <text:p text:style-name="Normal"><text:s text:c="2"/>- прогноз CC50</text:p>
      <text:p text:style-name="Normal"><text:s text:c="2"/>- прогноз SI</text:p>
      <text:p text:style-name="Normal">- классификация:</text:p>
      <text:p text:style-name="Normal"><text:s text:c="2"/>- IC50 &gt; медианы</text:p>
      <text:p text:style-name="Normal"><text:s text:c="2"/>- CC50 &gt; медианы</text:p>
      <text:p text:style-name="Normal"><text:s text:c="2"/>- SI &gt; медианы</text:p>
      <text:p text:style-name="Normal"><text:s text:c="2"/>- SI &gt; 8</text:p>
      <text:p text:style-name="P2"/>
      <text:p text:style-name="Normal">## 2. Описание данных</text:p>
      <text:p text:style-name="Normal"/>
      <text:p text:style-name="Normal">Датасет содержит:</text:p>
      <text:p text:style-name="Normal">- **1001 объект**</text:p>
      <text:p text:style-name="Normal">- **214 признаков**</text:p>
      <text:p text:style-name="Normal"/>
      <text:p text:style-name="Normal">Все признаки являются **числовыми дескрипторами химических соединений**.</text:p>
      <text:p text:style-name="Normal"/>
      <text:p text:style-name="Normal">Целевые переменные:</text:p>
      <text:p text:style-name="Normal">- **IC50** — показатель эффективности</text:p>
      <text:soft-page-break/>
      <text:p text:style-name="Normal">- **CC50** — показатель токсичности</text:p>
      <text:p text:style-name="Normal">- **SI** — селективный индекс</text:p>
      <text:p text:style-name="Normal"/>
      <text:p text:style-name="Normal">### Особенности данных</text:p>
      <text:p text:style-name="Normal"/>
      <text:p text:style-name="Normal">- Пропусков очень мало (единичные значения)</text:p>
      <text:p text:style-name="Normal">- Дубликаты отсутствуют</text:p>
      <text:p text:style-name="Normal">- Есть служебный столбец `Unnamed: 0` (удалён)</text:p>
      <text:p text:style-name="Normal"/>
      <text:p text:style-name="Normal">### Важное наблюдение</text:p>
      <text:p text:style-name="Normal"/>
      <text:p text:style-name="Normal">Было установлено, что:</text:p>
      <text:p text:style-name="Normal"/>
      <text:p text:style-name="Normal">&gt; **SI = CC50 / IC50**</text:p>
      <text:p text:style-name="Normal"/>
      <text:p text:style-name="Normal">Это означает, что:</text:p>
      <text:p text:style-name="Normal">- SI является **производным показателем**</text:p>
      <text:p text:style-name="Normal">- при моделировании возможна **утечка данных**</text:p>
      <text:p text:style-name="Normal"/>
      <text:p text:style-name="P3"/>
      <text:p text:style-name="Normal"/>
      <text:p text:style-name="Normal">## 3. Предобработка данных</text:p>
      <text:p text:style-name="Normal"/>
      <text:p text:style-name="Normal">В работе были выполнены следующие шаги:</text:p>
      <text:p text:style-name="Normal"/>
      <text:p text:style-name="Normal">- удалён столбец `Unnamed: 0`</text:p>
      <text:p text:style-name="Normal">- пропуски заполнены медианными значениями</text:p>
      <text:p text:style-name="Normal">- удалены признаки с низкой вариативностью</text:p>
      <text:soft-page-break/>
      <text:p text:style-name="Normal">- сформированы бинарные таргеты для классификации</text:p>
      <text:p text:style-name="Normal"/>
      <text:p text:style-name="Normal">## 4. Результаты регрессии</text:p>
      <text:p text:style-name="Normal"/>
      <text:p text:style-name="Normal">### IC50</text:p>
      <text:p text:style-name="Normal"/>
      <text:p text:style-name="Normal">| Модель <text:s text:c="13"/>| R2 <text:s text:c="2"/>|</text:p>
      <text:p text:style-name="Normal">|---------------------|------|</text:p>
      <text:p text:style-name="Normal">| Linear Regression <text:s text:c="2"/>| 0.29 |</text:p>
      <text:p text:style-name="Normal">| Decision Tree <text:s text:c="6"/>| 0.32 |</text:p>
      <text:p text:style-name="Normal">| Random Forest <text:s text:c="6"/>| **0.41** |</text:p>
      <text:p text:style-name="Normal"/>
      <text:p text:style-name="Normal">**Вывод:** лучшая модель — Random Forest.</text:p>
      <text:p text:style-name="P4"/>
      <text:p text:style-name="Normal">### CC50</text:p>
      <text:p text:style-name="Normal"/>
      <text:p text:style-name="Normal">| Модель <text:s text:c="13"/>| R2 <text:s text:c="2"/>|</text:p>
      <text:p text:style-name="Normal">|---------------------|------|</text:p>
      <text:p text:style-name="Normal">| Linear Regression <text:s text:c="2"/>| 0.38 |</text:p>
      <text:p text:style-name="Normal">| Decision Tree <text:s text:c="6"/>| 0.29 |</text:p>
      <text:p text:style-name="Normal">| Random Forest <text:s text:c="6"/>| **0.59** |</text:p>
      <text:p text:style-name="Normal"/>
      <text:p text:style-name="Normal">**Вывод:** лучшая модель — Random Forest.</text:p>
      <text:p text:style-name="Normal"/>
      <text:p text:style-name="Normal">### SI</text:p>
      <text:p text:style-name="Normal"/>
      <text:p text:style-name="Normal">| Модель <text:s text:c="13"/>| R2 <text:s text:c="2"/>|</text:p>
      <text:p text:style-name="Normal">|---------------------|------|</text:p>
      <text:soft-page-break/>
      <text:p text:style-name="Normal">| Linear Regression <text:s text:c="2"/>| 0.06 |</text:p>
      <text:p text:style-name="Normal">| Decision Tree <text:s text:c="6"/>| 0.08 |</text:p>
      <text:p text:style-name="Normal">| Random Forest <text:s text:c="6"/>| **0.09** |</text:p>
      <text:p text:style-name="Normal"/>
      <text:p text:style-name="Normal">**Вывод:** модели практически не способны предсказывать SI.</text:p>
      <text:p text:style-name="Normal"/>
      <text:p text:style-name="Normal">## 5. Результаты классификации</text:p>
      <text:p text:style-name="Normal"/>
      <text:p text:style-name="Normal">### IC50 &gt; медианы</text:p>
      <text:p text:style-name="Normal"/>
      <text:p text:style-name="Normal">| Модель <text:s text:c="13"/>| Accuracy |</text:p>
      <text:p text:style-name="Normal">|---------------------|----------|</text:p>
      <text:p text:style-name="Normal">| Logistic Regression | 0.52 <text:s text:c="4"/>|</text:p>
      <text:p text:style-name="Normal">| Random Forest <text:s text:c="6"/>| **0.74** |</text:p>
      <text:p text:style-name="Normal"/>
      <text:p text:style-name="P5"/>
      <text:p text:style-name="Normal"/>
      <text:p text:style-name="Normal">### CC50 &gt; медианы</text:p>
      <text:p text:style-name="Normal"/>
      <text:p text:style-name="Normal">| Модель <text:s text:c="13"/>| Accuracy |</text:p>
      <text:p text:style-name="Normal">|---------------------|----------|</text:p>
      <text:p text:style-name="Normal">| Logistic Regression | 0.48 <text:s text:c="4"/>|</text:p>
      <text:p text:style-name="Normal">| Random Forest <text:s text:c="6"/>| **0.81** |</text:p>
      <text:p text:style-name="Normal"/>
      <text:p text:style-name="Normal">### SI &gt; медианы</text:p>
      <text:p text:style-name="Normal"/>
      <text:p text:style-name="Normal">| Модель <text:s text:c="13"/>| Accuracy |</text:p>
      <text:p text:style-name="Normal">|---------------------|----------|</text:p>
      <text:soft-page-break/>
      <text:p text:style-name="Normal">| Logistic Regression | 0.54 <text:s text:c="4"/>|</text:p>
      <text:p text:style-name="Normal">| Random Forest <text:s text:c="6"/>| **0.68** |</text:p>
      <text:p text:style-name="Normal"/>
      <text:p text:style-name="Normal">### SI &gt; 8</text:p>
      <text:p text:style-name="Normal"/>
      <text:p text:style-name="Normal">| Модель <text:s text:c="13"/>| Accuracy |</text:p>
      <text:p text:style-name="Normal">|---------------------|----------|</text:p>
      <text:p text:style-name="Normal">| Logistic Regression | 0.65 <text:s text:c="4"/>|</text:p>
      <text:p text:style-name="Normal">| Random Forest <text:s text:c="6"/>| **0.71** |</text:p>
      <text:p text:style-name="Normal"/>
      <text:p text:style-name="Normal">## 6. Общий анализ</text:p>
      <text:p text:style-name="Normal"/>
      <text:p text:style-name="Normal">- Во всех задачах лучшей моделью оказался **Random Forest**</text:p>
      <text:p text:style-name="Normal">- Линейные модели системно не справляются</text:p>
      <text:p text:style-name="Normal">- Классификация работает лучше, чем регрессия</text:p>
      <text:p text:style-name="Normal"/>
      <text:p text:style-name="Normal">### Основные наблюдения</text:p>
      <text:p text:style-name="Normal"/>
      <text:p text:style-name="Normal">- **IC50 и CC50:**</text:p>
      <text:p text:style-name="Normal"><text:s text:c="2"/>- хорошо предсказываются</text:p>
      <text:p text:style-name="Normal"><text:s text:c="2"/>- имеют прямую связь с признаками</text:p>
      <text:p text:style-name="Normal"/>
      <text:p text:style-name="Normal">- **SI:**</text:p>
      <text:p text:style-name="Normal"><text:s text:c="2"/>- плохо предсказывается</text:p>
      <text:p text:style-name="Normal"><text:s text:c="2"/>- является производным показателем</text:p>
      <text:p text:style-name="Normal"><text:s text:c="2"/>- теряет информацию при удалении IC50 и CC50</text:p>
      <text:p text:style-name="P6"/>
      <text:p text:style-name="Normal"/>
      <text:soft-page-break/>
      <text:p text:style-name="Normal">## 7. Выводы и рекомендации</text:p>
      <text:p text:style-name="Normal"/>
      <text:p text:style-name="Normal">- Для практического применения рекомендуется:</text:p>
      <text:p text:style-name="Normal"><text:s text:c="2"/>- использовать модели для **IC50 и CC50**</text:p>
      <text:p text:style-name="Normal"><text:s text:c="2"/>- рассчитывать **SI через формулу<text:span text:style-name="T7"><text:s/></text:span><text:span text:style-name="T8">**SI = CC50 / IC50**</text:span></text:p>
      <text:p text:style-name="Normal"/>
      <text:p text:style-name="Normal">- Наиболее эффективная модель:</text:p>
      <text:p text:style-name="Normal"><text:s text:c="2"/>- **Random Forest**</text:p>
      <text:p text:style-name="Normal"/>
      <text:p text:style-name="Normal">- Для улучшения результатов можно:</text:p>
      <text:p text:style-name="Normal"><text:s text:c="2"/>- расширить набор признаков</text:p>
      <text:p text:style-name="Normal"><text:s text:c="2"/>- применить более сложные модели (например, градиентный бустинг)</text:p>
      <text:p text:style-name="Normal"><text:s text:c="2"/>- провести более глубокий feature engineering</text:p>
      <text:p text:style-name="Normal"/>
      <text:p text:style-name="Normal">## Итог</text:p>
      <text:p text:style-name="Normal"/>
      <text:p text:style-name="Normal">Модели машинного обучения позволяют эффективно прогнозировать параметры IC50 и CC50, однако прогнозирование SI напрямую затруднено из-за его производной природ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s Lina</meta:initial-creator>
    <dc:creator>Ts Lina</dc:creator>
    <meta:creation-date>2026-03-30T18:36:00Z</meta:creation-date>
    <dc:date>2026-03-30T18:41:00Z</dc:date>
    <meta:template xlink:href="Normal.dotm" xlink:type="simple"/>
    <meta:editing-cycles>2</meta:editing-cycles>
    <meta:editing-duration>PT0S</meta:editing-duration>
    <meta:document-statistic meta:page-count="6" meta:paragraph-count="7" meta:word-count="531" meta:character-count="3552" meta:row-count="25" meta:non-whitespace-character-count="3028"/>
  </office:meta>
</office:document-meta>
</file>